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297cm" fo:min-width="0.04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98cm" fo:min-width="0.04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97cm" fo:min-width="0.04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298cm" fo:min-width="0.04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298cm" fo:min-width="0.035cm"/>
    </style:style>
    <style:style style:name="gr6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9cm" fo:min-width="0cm"/>
    </style:style>
    <style:style style:name="gr14" style:family="graphic" style:parent-style-name="objectwithoutfill">
      <style:graphic-properties svg:stroke-width="0.018cm" svg:stroke-color="#2a6099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7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cm"/>
    </style:style>
    <style:style style:name="gr23" style:family="graphic" style:parent-style-name="objectwithoutfill">
      <style:graphic-properties svg:stroke-color="#0096ff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5cm" fo:min-width="0cm"/>
    </style:style>
    <style:style style:name="gr25" style:family="graphic" style:parent-style-name="objectwithoutfill">
      <style:graphic-properties draw:stroke="solid"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draw:stroke="solid" svg:stroke-width="0.018cm" svg:stroke-color="#2a6099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draw:stroke="dash" draw:stroke-dash="Fine_20_Dashed" svg:stroke-width="0.053cm" svg:stroke-color="#f10d0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773cm" svg:height="0.773cm" svg:x="1.341cm" svg:y="3.51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773cm" svg:height="0.773cm" svg:x="3.446cm" svg:y="1.96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74cm" svg:height="0.774cm" svg:x="3.446cm" svg:y="5.06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774cm" svg:height="0.773cm" svg:x="6.926cm" svg:y="1.96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0.775cm" svg:height="0.774cm" svg:x="6.926cm" svg:y="5.062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0.755cm" svg:height="0.774cm" svg:x="9.106cm" svg:y="3.5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001cm" svg:y1="3.628cm" svg:x2="3.446cm" svg:y2="2.354cm" draw:start-shape="id1" draw:start-glue-point="11" draw:end-shape="id2" draw:end-glue-point="6" svg:d="M2001 3628l1445-1274" svg:viewBox="0 0 1446 1275">
          <text:p/>
        </draw:connector>
        <draw:connector draw:style-name="gr7" draw:text-style-name="P3" draw:layer="layout" draw:type="line" svg:x1="2.001cm" svg:y1="4.175cm" svg:x2="3.446cm" svg:y2="5.448cm" draw:start-shape="id1" draw:start-glue-point="9" draw:end-shape="id3" draw:end-glue-point="6" svg:d="M2001 4175l1445 1273" svg:viewBox="0 0 1446 1274">
          <text:p/>
        </draw:connector>
        <draw:connector draw:style-name="gr7" draw:text-style-name="P3" draw:layer="layout" draw:type="line" svg:x1="3.833cm" svg:y1="5.061cm" svg:x2="3.833cm" svg:y2="2.74cm" draw:start-shape="id3" draw:start-glue-point="4" draw:end-shape="id2" draw:end-glue-point="8" svg:d="M3833 5061v-2321" svg:viewBox="0 0 1 2322">
          <text:p/>
        </draw:connector>
        <draw:connector draw:style-name="gr6" draw:text-style-name="P3" draw:layer="layout" draw:type="line" svg:x1="4.219cm" svg:y1="2.354cm" svg:x2="6.926cm" svg:y2="2.356cm" draw:start-shape="id2" draw:start-glue-point="10" draw:end-shape="id4" draw:end-glue-point="6" svg:d="M4219 2354l2707 2" svg:viewBox="0 0 2708 3">
          <text:p/>
        </draw:connector>
        <draw:connector draw:style-name="gr7" draw:text-style-name="P3" draw:layer="layout" draw:type="line" svg:x1="4.107cm" svg:y1="5.174cm" svg:x2="7.039cm" svg:y2="2.629cm" draw:start-shape="id3" draw:start-glue-point="11" draw:end-shape="id4" draw:end-glue-point="7" svg:d="M4107 5174l2932-2545" svg:viewBox="0 0 2933 2546">
          <text:p/>
        </draw:connector>
        <draw:connector draw:style-name="gr7" draw:text-style-name="P3" draw:layer="layout" draw:type="line" svg:x1="7.313cm" svg:y1="2.742cm" svg:x2="7.314cm" svg:y2="5.062cm" draw:start-shape="id4" draw:start-glue-point="8" draw:end-shape="id5" draw:end-glue-point="4" svg:d="M7313 2742l1 2320" svg:viewBox="0 0 2 2321">
          <text:p/>
        </draw:connector>
        <draw:connector draw:style-name="gr7" draw:text-style-name="P3" draw:layer="layout" draw:type="line" svg:x1="4.22cm" svg:y1="5.448cm" svg:x2="6.926cm" svg:y2="5.449cm" draw:start-shape="id3" draw:start-glue-point="10" draw:end-shape="id5" draw:end-glue-point="6" svg:d="M4220 5448l2706 1" svg:viewBox="0 0 2707 2">
          <text:p/>
        </draw:connector>
        <draw:connector draw:style-name="gr7" draw:text-style-name="P3" draw:layer="layout" draw:type="line" svg:x1="7.701cm" svg:y1="5.449cm" svg:x2="9.216cm" svg:y2="4.176cm" draw:start-shape="id5" draw:start-glue-point="10" draw:end-shape="id6" draw:end-glue-point="7" svg:d="M7701 5449l1515-1273" svg:viewBox="0 0 1516 1274">
          <text:p/>
        </draw:connector>
        <draw:connector draw:style-name="gr6" draw:text-style-name="P3" draw:layer="layout" draw:type="line" svg:x1="7.7cm" svg:y1="2.356cm" svg:x2="9.216cm" svg:y2="3.628cm" draw:start-shape="id4" draw:start-glue-point="10" draw:end-shape="id6" draw:end-glue-point="5" svg:d="M7700 2356l1516 1272" svg:viewBox="0 0 1517 1273">
          <text:p/>
        </draw:connector>
        <draw:frame draw:style-name="gr8" draw:text-style-name="P5" draw:layer="layout" svg:width="2.03cm" svg:height="1.203cm" svg:x="8.182cm" svg:y="4.771cm">
          <draw:text-box>
            <text:p text:style-name="P4"><text:span text:style-name="T2">15</text:span></text:p>
          </draw:text-box>
        </draw:frame>
        <draw:frame draw:style-name="gr9" draw:text-style-name="P5" draw:layer="layout" svg:width="1.135cm" svg:height="0.806cm" svg:x="8.12cm" svg:y="2.265cm">
          <draw:text-box>
            <text:p text:style-name="P4"><text:span text:style-name="T2">12</text:span></text:p>
          </draw:text-box>
        </draw:frame>
        <draw:frame draw:style-name="gr10" draw:text-style-name="P5" draw:layer="layout" svg:width="0.918cm" svg:height="1.11cm" svg:x="7.282cm" svg:y="3.331cm">
          <draw:text-box>
            <text:p text:style-name="P4"><text:span text:style-name="T2">2</text:span></text:p>
          </draw:text-box>
        </draw:frame>
        <draw:frame draw:style-name="gr10" draw:text-style-name="P5" draw:layer="layout" svg:width="0.917cm" svg:height="1.11cm" svg:x="5.608cm" svg:y="3.56cm">
          <draw:text-box>
            <text:p text:style-name="P4"><text:span text:style-name="T2">3</text:span></text:p>
          </draw:text-box>
        </draw:frame>
        <draw:frame draw:style-name="gr11" draw:text-style-name="P5" draw:layer="layout" svg:width="1.158cm" svg:height="0.919cm" svg:x="4.81cm" svg:y="1.605cm">
          <draw:text-box>
            <text:p text:style-name="P4"><text:span text:style-name="T2">15</text:span></text:p>
          </draw:text-box>
        </draw:frame>
        <draw:frame draw:style-name="gr12" draw:text-style-name="P5" draw:layer="layout" svg:width="1.192cm" svg:height="0.93cm" svg:x="1.794cm" svg:y="2.491cm">
          <draw:text-box>
            <text:p text:style-name="P4"><text:span text:style-name="T2">11</text:span></text:p>
          </draw:text-box>
        </draw:frame>
        <draw:frame draw:style-name="gr12" draw:text-style-name="P5" draw:layer="layout" svg:width="1.349cm" svg:height="0.93cm" svg:x="1.998cm" svg:y="4.625cm">
          <draw:text-box>
            <text:p text:style-name="P4"><text:span text:style-name="T2">14</text:span></text:p>
          </draw:text-box>
        </draw:frame>
        <draw:frame draw:style-name="gr13" draw:text-style-name="P5" draw:layer="layout" svg:width="0.917cm" svg:height="0.929cm" svg:x="3.132cm" svg:y="3.597cm">
          <draw:text-box>
            <text:p text:style-name="P4"><text:span text:style-name="T2">3</text:span></text:p>
          </draw:text-box>
        </draw:frame>
        <draw:frame draw:style-name="gr10" draw:text-style-name="P5" draw:layer="layout" svg:width="0.917cm" svg:height="1.11cm" svg:x="4.999cm" svg:y="5.386cm">
          <draw:text-box>
            <text:p text:style-name="P4"><text:span text:style-name="T2">7</text:span></text:p>
          </draw:text-box>
        </draw:frame>
        <draw:custom-shape draw:style-name="gr1" draw:text-style-name="P2" xml:id="id7" draw:id="id7" draw:layer="layout" svg:width="0.773cm" svg:height="0.773cm" svg:x="11.541cm" svg:y="3.51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773cm" svg:height="0.773cm" svg:x="13.646cm" svg:y="1.968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774cm" svg:height="0.774cm" svg:x="13.646cm" svg:y="5.062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0.774cm" svg:height="0.773cm" svg:x="17.126cm" svg:y="1.9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" draw:id="id11" draw:layer="layout" svg:width="0.775cm" svg:height="0.774cm" svg:x="17.126cm" svg:y="5.063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0.755cm" svg:height="0.774cm" svg:x="19.306cm" svg:y="3.516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2.201cm" svg:y1="3.629cm" svg:x2="13.646cm" svg:y2="2.355cm" draw:start-shape="id7" draw:start-glue-point="11" draw:end-shape="id8" draw:end-glue-point="6" svg:d="M12201 3629l1445-1274" svg:viewBox="0 0 1446 1275">
          <text:p/>
        </draw:connector>
        <draw:connector draw:style-name="gr7" draw:text-style-name="P3" draw:layer="layout" draw:type="line" svg:x1="12.201cm" svg:y1="4.176cm" svg:x2="13.646cm" svg:y2="5.449cm" draw:start-shape="id7" draw:start-glue-point="9" draw:end-shape="id9" draw:end-glue-point="6" svg:d="M12201 4176l1445 1273" svg:viewBox="0 0 1446 1274">
          <text:p/>
        </draw:connector>
        <draw:connector draw:style-name="gr7" draw:text-style-name="P3" draw:layer="layout" draw:type="line" svg:x1="14.033cm" svg:y1="5.062cm" svg:x2="14.033cm" svg:y2="2.741cm" draw:start-shape="id9" draw:start-glue-point="4" draw:end-shape="id8" draw:end-glue-point="8" svg:d="M14033 5062v-2321" svg:viewBox="0 0 1 2322">
          <text:p/>
        </draw:connector>
        <draw:connector draw:style-name="gr14" draw:text-style-name="P3" draw:layer="layout" draw:type="line" svg:x1="14.419cm" svg:y1="2.355cm" svg:x2="17.126cm" svg:y2="2.357cm" draw:start-shape="id8" draw:start-glue-point="10" draw:end-shape="id10" draw:end-glue-point="6" svg:d="M14419 2355l2707 2" svg:viewBox="0 0 2708 3">
          <text:p/>
        </draw:connector>
        <draw:connector draw:style-name="gr7" draw:text-style-name="P3" draw:layer="layout" draw:type="line" svg:x1="14.307cm" svg:y1="5.175cm" svg:x2="17.239cm" svg:y2="2.63cm" draw:start-shape="id9" draw:start-glue-point="11" draw:end-shape="id10" draw:end-glue-point="7" svg:d="M14307 5175l2932-2545" svg:viewBox="0 0 2933 2546">
          <text:p/>
        </draw:connector>
        <draw:connector draw:style-name="gr7" draw:text-style-name="P3" draw:layer="layout" draw:type="line" svg:x1="17.513cm" svg:y1="2.743cm" svg:x2="17.514cm" svg:y2="5.063cm" draw:start-shape="id10" draw:start-glue-point="8" draw:end-shape="id11" draw:end-glue-point="4" svg:d="M17513 2743l1 2320" svg:viewBox="0 0 2 2321">
          <text:p/>
        </draw:connector>
        <draw:connector draw:style-name="gr7" draw:text-style-name="P3" draw:layer="layout" draw:type="line" svg:x1="14.42cm" svg:y1="5.449cm" svg:x2="17.126cm" svg:y2="5.45cm" draw:start-shape="id9" draw:start-glue-point="10" draw:end-shape="id11" draw:end-glue-point="6" svg:d="M14420 5449l2706 1" svg:viewBox="0 0 2707 2">
          <text:p/>
        </draw:connector>
        <draw:connector draw:style-name="gr7" draw:text-style-name="P3" draw:layer="layout" draw:type="line" svg:x1="17.901cm" svg:y1="5.45cm" svg:x2="19.416cm" svg:y2="4.177cm" draw:start-shape="id11" draw:start-glue-point="10" draw:end-shape="id12" draw:end-glue-point="7" svg:d="M17901 5450l1515-1273" svg:viewBox="0 0 1516 1274">
          <text:p/>
        </draw:connector>
        <draw:connector draw:style-name="gr14" draw:text-style-name="P3" draw:layer="layout" draw:type="line" svg:x1="17.9cm" svg:y1="2.357cm" svg:x2="19.416cm" svg:y2="3.629cm" draw:start-shape="id10" draw:start-glue-point="10" draw:end-shape="id12" draw:end-glue-point="5" svg:d="M17900 2357l1516 1272" svg:viewBox="0 0 1517 1273">
          <text:p/>
        </draw:connector>
        <draw:frame draw:style-name="gr15" draw:text-style-name="P5" draw:layer="layout" svg:width="1.541cm" svg:height="0.806cm" svg:x="18.382cm" svg:y="4.772cm">
          <draw:text-box>
            <text:p text:style-name="P4"><text:span text:style-name="T2">0/15</text:span></text:p>
          </draw:text-box>
        </draw:frame>
        <draw:frame draw:style-name="gr16" draw:text-style-name="P5" draw:layer="layout" svg:width="1.73cm" svg:height="0.806cm" svg:x="18.32cm" svg:y="2.266cm">
          <draw:text-box>
            <text:p text:style-name="P4"><text:span text:style-name="T2">11/12</text:span></text:p>
          </draw:text-box>
        </draw:frame>
        <draw:frame draw:style-name="gr17" draw:text-style-name="P5" draw:layer="layout" svg:width="1.194cm" svg:height="0.806cm" svg:x="15.808cm" svg:y="3.561cm">
          <draw:text-box>
            <text:p text:style-name="P4"><text:span text:style-name="T2">0/3</text:span></text:p>
          </draw:text-box>
        </draw:frame>
        <draw:frame draw:style-name="gr18" draw:text-style-name="P5" draw:layer="layout" svg:width="1.738cm" svg:height="0.806cm" svg:x="15.01cm" svg:y="1.606cm">
          <draw:text-box>
            <text:p text:style-name="P4"><text:span text:style-name="T2">11/15</text:span></text:p>
          </draw:text-box>
        </draw:frame>
        <draw:frame draw:style-name="gr19" draw:text-style-name="P5" draw:layer="layout" svg:width="1.899cm" svg:height="0.806cm" svg:x="11.287cm" svg:y="2.492cm">
          <draw:text-box>
            <text:p text:style-name="P4"><text:span text:style-name="T2">11/11</text:span></text:p>
          </draw:text-box>
        </draw:frame>
        <draw:frame draw:style-name="gr20" draw:text-style-name="P5" draw:layer="layout" svg:width="1.752cm" svg:height="0.819cm" svg:x="11.795cm" svg:y="4.626cm">
          <draw:text-box>
            <text:p text:style-name="P4"><text:span text:style-name="T2">0/14</text:span></text:p>
          </draw:text-box>
        </draw:frame>
        <draw:frame draw:style-name="gr21" draw:text-style-name="P5" draw:layer="layout" svg:width="1.397cm" svg:height="0.806cm" svg:x="13.065cm" svg:y="3.598cm">
          <draw:text-box>
            <text:p text:style-name="P4"><text:span text:style-name="T2">0/3</text:span></text:p>
          </draw:text-box>
        </draw:frame>
        <draw:frame draw:style-name="gr22" draw:text-style-name="P5" draw:layer="layout" svg:width="1.295cm" svg:height="0.806cm" svg:x="15.199cm" svg:y="5.387cm">
          <draw:text-box>
            <text:p text:style-name="P4"><text:span text:style-name="T2">0/7</text:span></text:p>
          </draw:text-box>
        </draw:frame>
        <draw:frame draw:style-name="gr17" draw:text-style-name="P5" draw:layer="layout" svg:width="1.194cm" svg:height="0.806cm" svg:x="17.332cm" svg:y="3.667cm">
          <draw:text-box>
            <text:p text:style-name="P4"><text:span text:style-name="T2">0/2</text:span></text:p>
          </draw:text-box>
        </draw:frame>
        <draw:custom-shape draw:style-name="gr1" draw:text-style-name="P2" xml:id="id13" draw:id="id13" draw:layer="layout" svg:width="0.773cm" svg:height="0.773cm" svg:x="1.342cm" svg:y="8.71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773cm" svg:height="0.773cm" svg:x="3.447cm" svg:y="7.16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774cm" svg:height="0.774cm" svg:x="3.447cm" svg:y="10.26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6" draw:id="id16" draw:layer="layout" svg:width="0.774cm" svg:height="0.773cm" svg:x="6.927cm" svg:y="7.17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775cm" svg:height="0.774cm" svg:x="6.927cm" svg:y="10.26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" draw:id="id18" draw:layer="layout" svg:width="0.755cm" svg:height="0.774cm" svg:x="9.107cm" svg:y="8.71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002cm" svg:y1="9.377cm" svg:x2="3.447cm" svg:y2="10.65cm" draw:start-shape="id13" draw:start-glue-point="9" draw:end-shape="id14" draw:end-glue-point="6" svg:d="M2002 9377l1445 1273" svg:viewBox="0 0 1446 1274">
          <text:p/>
        </draw:connector>
        <draw:connector draw:style-name="gr7" draw:text-style-name="P3" draw:layer="layout" draw:type="line" svg:x1="3.834cm" svg:y1="10.263cm" svg:x2="3.834cm" svg:y2="7.942cm" draw:start-shape="id14" draw:start-glue-point="4" draw:end-shape="id15" draw:end-glue-point="8" svg:d="M3834 10263v-2321" svg:viewBox="0 0 1 2322">
          <text:p/>
        </draw:connector>
        <draw:connector draw:style-name="gr14" draw:text-style-name="P3" draw:layer="layout" draw:type="line" svg:x1="4.107cm" svg:y1="7.282cm" svg:x2="7.04cm" svg:y2="7.284cm" draw:start-shape="id15" draw:start-glue-point="11" draw:end-shape="id16" draw:end-glue-point="5" svg:d="M4107 7282l2933 2" svg:viewBox="0 0 2934 3">
          <text:p/>
        </draw:connector>
        <draw:connector draw:style-name="gr6" draw:text-style-name="P3" draw:layer="layout" draw:type="line" svg:x1="4.108cm" svg:y1="10.376cm" svg:x2="7.04cm" svg:y2="7.831cm" draw:start-shape="id14" draw:start-glue-point="11" draw:end-shape="id16" draw:end-glue-point="7" svg:d="M4108 10376l2932-2545" svg:viewBox="0 0 2933 2546">
          <text:p/>
        </draw:connector>
        <draw:connector draw:style-name="gr7" draw:text-style-name="P3" draw:layer="layout" draw:type="line" svg:x1="7.314cm" svg:y1="7.944cm" svg:x2="7.315cm" svg:y2="10.264cm" draw:start-shape="id16" draw:start-glue-point="8" draw:end-shape="id17" draw:end-glue-point="4" svg:d="M7314 7944l1 2320" svg:viewBox="0 0 2 2321">
          <text:p/>
        </draw:connector>
        <draw:connector draw:style-name="gr7" draw:text-style-name="P3" draw:layer="layout" draw:type="line" svg:x1="4.221cm" svg:y1="10.65cm" svg:x2="6.927cm" svg:y2="10.651cm" draw:start-shape="id14" draw:start-glue-point="10" draw:end-shape="id17" draw:end-glue-point="6" svg:d="M4221 10650l2706 1" svg:viewBox="0 0 2707 2">
          <text:p/>
        </draw:connector>
        <draw:connector draw:style-name="gr7" draw:text-style-name="P3" draw:layer="layout" draw:type="line" svg:x1="7.702cm" svg:y1="10.651cm" svg:x2="9.217cm" svg:y2="9.378cm" draw:start-shape="id17" draw:start-glue-point="10" draw:end-shape="id18" draw:end-glue-point="7" svg:d="M7702 10651l1515-1273" svg:viewBox="0 0 1516 1274">
          <text:p/>
        </draw:connector>
        <draw:connector draw:style-name="gr6" draw:text-style-name="P3" draw:layer="layout" draw:type="line" svg:x1="7.701cm" svg:y1="7.558cm" svg:x2="9.485cm" svg:y2="8.717cm" draw:start-shape="id16" draw:start-glue-point="10" draw:end-shape="id18" draw:end-glue-point="4" svg:d="M7701 7558l1784 1159" svg:viewBox="0 0 1785 1160">
          <text:p/>
        </draw:connector>
        <draw:frame draw:style-name="gr15" draw:text-style-name="P5" draw:layer="layout" svg:width="1.541cm" svg:height="0.806cm" svg:x="8.183cm" svg:y="9.973cm">
          <draw:text-box>
            <text:p text:style-name="P4"><text:span text:style-name="T2">15</text:span></text:p>
          </draw:text-box>
        </draw:frame>
        <draw:frame draw:style-name="gr16" draw:text-style-name="P5" draw:layer="layout" svg:width="1.73cm" svg:height="0.806cm" svg:x="8.121cm" svg:y="7.467cm">
          <draw:text-box>
            <text:p text:style-name="P4"><text:span text:style-name="T2">1</text:span></text:p>
          </draw:text-box>
        </draw:frame>
        <draw:frame draw:style-name="gr17" draw:text-style-name="P5" draw:layer="layout" svg:width="1.194cm" svg:height="0.806cm" svg:x="5.609cm" svg:y="8.762cm">
          <draw:text-box>
            <text:p text:style-name="P4"><text:span text:style-name="T2">3</text:span></text:p>
          </draw:text-box>
        </draw:frame>
        <draw:frame draw:style-name="gr18" draw:text-style-name="P5" draw:layer="layout" svg:width="1.738cm" svg:height="0.806cm" svg:x="4.811cm" svg:y="6.607cm">
          <draw:text-box>
            <text:p text:style-name="P4"><text:span text:style-name="T2">4</text:span></text:p>
          </draw:text-box>
        </draw:frame>
        <draw:frame draw:style-name="gr19" draw:text-style-name="P5" draw:layer="layout" svg:width="1.899cm" svg:height="0.806cm" svg:x="1.888cm" svg:y="7.693cm">
          <draw:text-box>
            <text:p text:style-name="P4"><text:span text:style-name="T2">11</text:span></text:p>
          </draw:text-box>
        </draw:frame>
        <draw:frame draw:style-name="gr20" draw:text-style-name="P5" draw:layer="layout" svg:width="1.752cm" svg:height="0.819cm" svg:x="1.889cm" svg:y="9.817cm">
          <draw:text-box>
            <text:p text:style-name="P4"><text:span text:style-name="T2">14</text:span></text:p>
          </draw:text-box>
        </draw:frame>
        <draw:frame draw:style-name="gr21" draw:text-style-name="P5" draw:layer="layout" svg:width="1.397cm" svg:height="0.806cm" svg:x="3.159cm" svg:y="8.674cm">
          <draw:text-box>
            <text:p text:style-name="P4"><text:span text:style-name="T2">3</text:span></text:p>
          </draw:text-box>
        </draw:frame>
        <draw:frame draw:style-name="gr22" draw:text-style-name="P5" draw:layer="layout" svg:width="1.295cm" svg:height="0.806cm" svg:x="5cm" svg:y="10.588cm">
          <draw:text-box>
            <text:p text:style-name="P4"><text:span text:style-name="T2">7</text:span></text:p>
          </draw:text-box>
        </draw:frame>
        <draw:frame draw:style-name="gr17" draw:text-style-name="P5" draw:layer="layout" svg:width="1.194cm" svg:height="0.806cm" svg:x="7.133cm" svg:y="8.868cm">
          <draw:text-box>
            <text:p text:style-name="P4"><text:span text:style-name="T2">2</text:span></text:p>
          </draw:text-box>
        </draw:frame>
        <draw:connector draw:style-name="gr23" draw:text-style-name="P3" draw:layer="layout" draw:type="line" svg:x1="3.447cm" svg:y1="7.556cm" svg:x2="2.002cm" svg:y2="8.83cm" draw:start-shape="id15" draw:start-glue-point="6" draw:end-shape="id13" draw:end-glue-point="11" svg:d="M3447 7556l-1445 1274" svg:viewBox="0 0 1446 1275">
          <text:p/>
        </draw:connector>
        <draw:connector draw:style-name="gr23" draw:text-style-name="P3" draw:layer="layout" draw:type="line" svg:x1="6.927cm" svg:y1="7.558cm" svg:x2="4.22cm" svg:y2="7.556cm" draw:start-shape="id16" draw:start-glue-point="6" draw:end-shape="id15" draw:end-glue-point="10" svg:d="M6927 7558l-2707-2" svg:viewBox="0 0 2708 3">
          <text:p/>
        </draw:connector>
        <draw:frame draw:style-name="gr11" draw:text-style-name="P5" draw:layer="layout" svg:width="1.158cm" svg:height="0.919cm" svg:x="4.81cm" svg:y="7.404cm">
          <draw:text-box>
            <text:p text:style-name="P4"><text:span text:style-name="T2">11</text:span></text:p>
          </draw:text-box>
        </draw:frame>
        <draw:connector draw:style-name="gr23" draw:text-style-name="P3" draw:layer="layout" draw:type="line" svg:x1="9.217cm" svg:y1="8.83cm" svg:x2="7.588cm" svg:y2="7.831cm" draw:start-shape="id18" draw:start-glue-point="5" draw:end-shape="id16" draw:end-glue-point="9" svg:d="M9217 8830l-1629-999" svg:viewBox="0 0 1630 1000">
          <text:p/>
        </draw:connector>
        <draw:frame draw:style-name="gr11" draw:text-style-name="P5" draw:layer="layout" svg:width="1.158cm" svg:height="0.919cm" svg:x="8.11cm" svg:y="8.305cm">
          <draw:text-box>
            <text:p text:style-name="P4"><text:span text:style-name="T2">11</text:span></text:p>
          </draw:text-box>
        </draw:frame>
        <draw:custom-shape draw:style-name="gr1" draw:text-style-name="P2" xml:id="id19" draw:id="id19" draw:layer="layout" svg:width="0.773cm" svg:height="0.773cm" svg:x="11.542cm" svg:y="8.71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773cm" svg:height="0.773cm" svg:x="13.647cm" svg:y="7.16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774cm" svg:height="0.774cm" svg:x="13.647cm" svg:y="10.26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2" draw:id="id22" draw:layer="layout" svg:width="0.774cm" svg:height="0.773cm" svg:x="17.127cm" svg:y="7.17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" draw:id="id23" draw:layer="layout" svg:width="0.775cm" svg:height="0.774cm" svg:x="17.127cm" svg:y="10.26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4" draw:id="id24" draw:layer="layout" svg:width="0.755cm" svg:height="0.774cm" svg:x="19.307cm" svg:y="8.71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2.202cm" svg:y1="8.83cm" svg:x2="13.647cm" svg:y2="7.556cm" draw:start-shape="id19" draw:start-glue-point="11" draw:end-shape="id20" draw:end-glue-point="6" svg:d="M12202 8830l1445-1274" svg:viewBox="0 0 1446 1275">
          <text:p/>
        </draw:connector>
        <draw:connector draw:style-name="gr7" draw:text-style-name="P3" draw:layer="layout" draw:type="line" svg:x1="12.202cm" svg:y1="9.377cm" svg:x2="13.647cm" svg:y2="10.65cm" draw:start-shape="id19" draw:start-glue-point="9" draw:end-shape="id21" draw:end-glue-point="6" svg:d="M12202 9377l1445 1273" svg:viewBox="0 0 1446 1274">
          <text:p/>
        </draw:connector>
        <draw:connector draw:style-name="gr7" draw:text-style-name="P3" draw:layer="layout" draw:type="line" svg:x1="14.034cm" svg:y1="10.263cm" svg:x2="14.034cm" svg:y2="7.942cm" draw:start-shape="id21" draw:start-glue-point="4" draw:end-shape="id20" draw:end-glue-point="8" svg:d="M14034 10263v-2321" svg:viewBox="0 0 1 2322">
          <text:p/>
        </draw:connector>
        <draw:connector draw:style-name="gr14" draw:text-style-name="P3" draw:layer="layout" draw:type="line" svg:x1="14.42cm" svg:y1="7.556cm" svg:x2="17.127cm" svg:y2="7.558cm" draw:start-shape="id20" draw:start-glue-point="10" draw:end-shape="id22" draw:end-glue-point="6" svg:d="M14420 7556l2707 2" svg:viewBox="0 0 2708 3">
          <text:p/>
        </draw:connector>
        <draw:connector draw:style-name="gr7" draw:text-style-name="P3" draw:layer="layout" draw:type="line" svg:x1="14.308cm" svg:y1="10.376cm" svg:x2="17.24cm" svg:y2="7.831cm" draw:start-shape="id21" draw:start-glue-point="11" draw:end-shape="id22" draw:end-glue-point="7" svg:d="M14308 10376l2932-2545" svg:viewBox="0 0 2933 2546">
          <text:p/>
        </draw:connector>
        <draw:connector draw:style-name="gr7" draw:text-style-name="P3" draw:layer="layout" draw:type="line" svg:x1="17.514cm" svg:y1="7.944cm" svg:x2="17.515cm" svg:y2="10.264cm" draw:start-shape="id22" draw:start-glue-point="8" draw:end-shape="id23" draw:end-glue-point="4" svg:d="M17514 7944l1 2320" svg:viewBox="0 0 2 2321">
          <text:p/>
        </draw:connector>
        <draw:connector draw:style-name="gr7" draw:text-style-name="P3" draw:layer="layout" draw:type="line" svg:x1="14.421cm" svg:y1="10.65cm" svg:x2="17.127cm" svg:y2="10.651cm" draw:start-shape="id21" draw:start-glue-point="10" draw:end-shape="id23" draw:end-glue-point="6" svg:d="M14421 10650l2706 1" svg:viewBox="0 0 2707 2">
          <text:p/>
        </draw:connector>
        <draw:connector draw:style-name="gr7" draw:text-style-name="P3" draw:layer="layout" draw:type="line" svg:x1="17.902cm" svg:y1="10.651cm" svg:x2="19.417cm" svg:y2="9.378cm" draw:start-shape="id23" draw:start-glue-point="10" draw:end-shape="id24" draw:end-glue-point="7" svg:d="M17902 10651l1515-1273" svg:viewBox="0 0 1516 1274">
          <text:p/>
        </draw:connector>
        <draw:connector draw:style-name="gr14" draw:text-style-name="P3" draw:layer="layout" draw:type="line" svg:x1="17.901cm" svg:y1="7.558cm" svg:x2="19.417cm" svg:y2="8.83cm" draw:start-shape="id22" draw:start-glue-point="10" draw:end-shape="id24" draw:end-glue-point="5" svg:d="M17901 7558l1516 1272" svg:viewBox="0 0 1517 1273">
          <text:p/>
        </draw:connector>
        <draw:frame draw:style-name="gr15" draw:text-style-name="P5" draw:layer="layout" svg:width="1.541cm" svg:height="0.806cm" svg:x="18.383cm" svg:y="9.973cm">
          <draw:text-box>
            <text:p text:style-name="P4"><text:span text:style-name="T2">0/15</text:span></text:p>
          </draw:text-box>
        </draw:frame>
        <draw:frame draw:style-name="gr24" draw:text-style-name="P5" draw:layer="layout" svg:width="1.983cm" svg:height="0.806cm" svg:x="18.321cm" svg:y="7.467cm">
          <draw:text-box>
            <text:p text:style-name="P4"><text:span text:style-name="T2">12/12</text:span></text:p>
          </draw:text-box>
        </draw:frame>
        <draw:frame draw:style-name="gr17" draw:text-style-name="P5" draw:layer="layout" svg:width="1.194cm" svg:height="0.806cm" svg:x="15.809cm" svg:y="8.762cm">
          <draw:text-box>
            <text:p text:style-name="P4"><text:span text:style-name="T2">1/3</text:span></text:p>
          </draw:text-box>
        </draw:frame>
        <draw:frame draw:style-name="gr18" draw:text-style-name="P5" draw:layer="layout" svg:width="1.738cm" svg:height="0.806cm" svg:x="15.011cm" svg:y="6.807cm">
          <draw:text-box>
            <text:p text:style-name="P4"><text:span text:style-name="T2">11/15</text:span></text:p>
          </draw:text-box>
        </draw:frame>
        <draw:frame draw:style-name="gr19" draw:text-style-name="P5" draw:layer="layout" svg:width="1.899cm" svg:height="0.806cm" svg:x="11.288cm" svg:y="7.693cm">
          <draw:text-box>
            <text:p text:style-name="P4"><text:span text:style-name="T2">11/11</text:span></text:p>
          </draw:text-box>
        </draw:frame>
        <draw:frame draw:style-name="gr20" draw:text-style-name="P5" draw:layer="layout" svg:width="1.752cm" svg:height="0.819cm" svg:x="11.796cm" svg:y="9.827cm">
          <draw:text-box>
            <text:p text:style-name="P4"><text:span text:style-name="T2">1/14</text:span></text:p>
          </draw:text-box>
        </draw:frame>
        <draw:frame draw:style-name="gr21" draw:text-style-name="P5" draw:layer="layout" svg:width="1.397cm" svg:height="0.806cm" svg:x="13.066cm" svg:y="8.799cm">
          <draw:text-box>
            <text:p text:style-name="P4"><text:span text:style-name="T2">0/3</text:span></text:p>
          </draw:text-box>
        </draw:frame>
        <draw:frame draw:style-name="gr22" draw:text-style-name="P5" draw:layer="layout" svg:width="1.295cm" svg:height="0.806cm" svg:x="15.2cm" svg:y="10.588cm">
          <draw:text-box>
            <text:p text:style-name="P4"><text:span text:style-name="T2">0/7</text:span></text:p>
          </draw:text-box>
        </draw:frame>
        <draw:frame draw:style-name="gr17" draw:text-style-name="P5" draw:layer="layout" svg:width="1.194cm" svg:height="0.806cm" svg:x="17.333cm" svg:y="8.868cm">
          <draw:text-box>
            <text:p text:style-name="P4"><text:span text:style-name="T2">0/2</text:span></text:p>
          </draw:text-box>
        </draw:frame>
        <draw:custom-shape draw:style-name="gr1" draw:text-style-name="P2" xml:id="id25" draw:id="id25" draw:layer="layout" svg:width="0.773cm" svg:height="0.773cm" svg:x="1.342cm" svg:y="14.11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773cm" svg:height="0.773cm" svg:x="3.447cm" svg:y="12.5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0.774cm" svg:height="0.774cm" svg:x="3.447cm" svg:y="15.66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" draw:id="id28" draw:layer="layout" svg:width="0.774cm" svg:height="0.773cm" svg:x="6.927cm" svg:y="12.5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0.775cm" svg:height="0.774cm" svg:x="6.927cm" svg:y="15.66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0" draw:id="id30" draw:layer="layout" svg:width="0.755cm" svg:height="0.774cm" svg:x="9.107cm" svg:y="14.118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2.002cm" svg:y1="14.778cm" svg:x2="3.447cm" svg:y2="16.051cm" draw:start-shape="id25" draw:start-glue-point="9" draw:end-shape="id26" draw:end-glue-point="6" svg:d="M2002 14778l1445 1273" svg:viewBox="0 0 1446 1274">
          <text:p/>
        </draw:connector>
        <draw:connector draw:style-name="gr7" draw:text-style-name="P3" draw:layer="layout" draw:type="line" svg:x1="3.834cm" svg:y1="15.664cm" svg:x2="3.834cm" svg:y2="13.343cm" draw:start-shape="id26" draw:start-glue-point="4" draw:end-shape="id27" draw:end-glue-point="8" svg:d="M3834 15664v-2321" svg:viewBox="0 0 1 2322">
          <text:p/>
        </draw:connector>
        <draw:connector draw:style-name="gr14" draw:text-style-name="P3" draw:layer="layout" draw:type="line" svg:x1="4.107cm" svg:y1="12.683cm" svg:x2="7.04cm" svg:y2="12.685cm" draw:start-shape="id27" draw:start-glue-point="11" draw:end-shape="id28" draw:end-glue-point="5" svg:d="M4107 12683l2933 2" svg:viewBox="0 0 2934 3">
          <text:p/>
        </draw:connector>
        <draw:connector draw:style-name="gr14" draw:text-style-name="P3" draw:layer="layout" draw:type="line" svg:x1="3.834cm" svg:y1="15.664cm" svg:x2="6.927cm" svg:y2="12.959cm" draw:start-shape="id26" draw:start-glue-point="4" draw:end-shape="id28" draw:end-glue-point="6" svg:d="M3834 15664l3093-2705" svg:viewBox="0 0 3094 2706">
          <text:p/>
        </draw:connector>
        <draw:connector draw:style-name="gr7" draw:text-style-name="P3" draw:layer="layout" draw:type="line" svg:x1="7.314cm" svg:y1="13.345cm" svg:x2="7.315cm" svg:y2="15.665cm" draw:start-shape="id28" draw:start-glue-point="8" draw:end-shape="id29" draw:end-glue-point="4" svg:d="M7314 13345l1 2320" svg:viewBox="0 0 2 2321">
          <text:p/>
        </draw:connector>
        <draw:connector draw:style-name="gr25" draw:text-style-name="P3" draw:layer="layout" draw:type="line" svg:x1="4.221cm" svg:y1="16.051cm" svg:x2="6.927cm" svg:y2="16.052cm" draw:start-shape="id26" draw:start-glue-point="10" draw:end-shape="id29" draw:end-glue-point="6" svg:d="M4221 16051l2706 1" svg:viewBox="0 0 2707 2">
          <text:p/>
        </draw:connector>
        <draw:connector draw:style-name="gr6" draw:text-style-name="P3" draw:layer="layout" draw:type="line" svg:x1="7.702cm" svg:y1="16.052cm" svg:x2="9.217cm" svg:y2="14.779cm" draw:start-shape="id29" draw:start-glue-point="10" draw:end-shape="id30" draw:end-glue-point="7" svg:d="M7702 16052l1515-1273" svg:viewBox="0 0 1516 1274">
          <text:p/>
        </draw:connector>
        <draw:frame draw:style-name="gr15" draw:text-style-name="P5" draw:layer="layout" svg:width="1.541cm" svg:height="0.806cm" svg:x="8.183cm" svg:y="15.374cm">
          <draw:text-box>
            <text:p text:style-name="P4"><text:span text:style-name="T2">15</text:span></text:p>
          </draw:text-box>
        </draw:frame>
        <draw:frame draw:style-name="gr16" draw:text-style-name="P5" draw:layer="layout" svg:width="1.73cm" svg:height="0.806cm" svg:x="8.121cm" svg:y="12.868cm">
          <draw:text-box>
            <text:p text:style-name="P4"><text:span text:style-name="T2">12</text:span></text:p>
          </draw:text-box>
        </draw:frame>
        <draw:frame draw:style-name="gr17" draw:text-style-name="P5" draw:layer="layout" svg:width="1.194cm" svg:height="0.806cm" svg:x="4.509cm" svg:y="13.963cm">
          <draw:text-box>
            <text:p text:style-name="P4"><text:span text:style-name="T2">2</text:span></text:p>
          </draw:text-box>
        </draw:frame>
        <draw:frame draw:style-name="gr18" draw:text-style-name="P5" draw:layer="layout" svg:width="1.738cm" svg:height="0.806cm" svg:x="4.811cm" svg:y="12.008cm">
          <draw:text-box>
            <text:p text:style-name="P4"><text:span text:style-name="T2">4</text:span></text:p>
          </draw:text-box>
        </draw:frame>
        <draw:frame draw:style-name="gr19" draw:text-style-name="P5" draw:layer="layout" svg:width="1.899cm" svg:height="0.806cm" svg:x="1.888cm" svg:y="13.094cm">
          <draw:text-box>
            <text:p text:style-name="P4"><text:span text:style-name="T2">11</text:span></text:p>
          </draw:text-box>
        </draw:frame>
        <draw:frame draw:style-name="gr20" draw:text-style-name="P5" draw:layer="layout" svg:width="1.752cm" svg:height="0.819cm" svg:x="1.788cm" svg:y="15.194cm">
          <draw:text-box>
            <text:p text:style-name="P4"><text:span text:style-name="T2">13</text:span></text:p>
          </draw:text-box>
        </draw:frame>
        <draw:frame draw:style-name="gr21" draw:text-style-name="P5" draw:layer="layout" svg:width="1.397cm" svg:height="0.806cm" svg:x="3.159cm" svg:y="14.075cm">
          <draw:text-box>
            <text:p text:style-name="P4"><text:span text:style-name="T2">3</text:span></text:p>
          </draw:text-box>
        </draw:frame>
        <draw:frame draw:style-name="gr22" draw:text-style-name="P5" draw:layer="layout" svg:width="1.295cm" svg:height="0.806cm" svg:x="5cm" svg:y="15.989cm">
          <draw:text-box>
            <text:p text:style-name="P4"><text:span text:style-name="T2">7</text:span></text:p>
          </draw:text-box>
        </draw:frame>
        <draw:frame draw:style-name="gr17" draw:text-style-name="P5" draw:layer="layout" svg:width="1.194cm" svg:height="0.806cm" svg:x="7.133cm" svg:y="14.269cm">
          <draw:text-box>
            <text:p text:style-name="P4"><text:span text:style-name="T2">2</text:span></text:p>
          </draw:text-box>
        </draw:frame>
        <draw:connector draw:style-name="gr23" draw:text-style-name="P3" draw:layer="layout" draw:type="line" svg:x1="3.447cm" svg:y1="12.957cm" svg:x2="2.002cm" svg:y2="14.231cm" draw:start-shape="id27" draw:start-glue-point="6" draw:end-shape="id25" draw:end-glue-point="11" svg:d="M3447 12957l-1445 1274" svg:viewBox="0 0 1446 1275">
          <text:p/>
        </draw:connector>
        <draw:connector draw:style-name="gr23" draw:text-style-name="P3" draw:layer="layout" draw:type="line" svg:x1="6.927cm" svg:y1="12.959cm" svg:x2="4.22cm" svg:y2="12.957cm" draw:start-shape="id28" draw:start-glue-point="6" draw:end-shape="id27" draw:end-glue-point="10" svg:d="M6927 12959l-2707-2" svg:viewBox="0 0 2708 3">
          <text:p/>
        </draw:connector>
        <draw:frame draw:style-name="gr11" draw:text-style-name="P5" draw:layer="layout" svg:width="1.158cm" svg:height="0.919cm" svg:x="4.81cm" svg:y="12.805cm">
          <draw:text-box>
            <text:p text:style-name="P4"><text:span text:style-name="T2">11</text:span></text:p>
          </draw:text-box>
        </draw:frame>
        <draw:connector draw:style-name="gr23" draw:text-style-name="P3" draw:layer="layout" draw:type="line" svg:x1="9.217cm" svg:y1="14.231cm" svg:x2="7.701cm" svg:y2="12.959cm" draw:start-shape="id30" draw:start-glue-point="5" draw:end-shape="id28" draw:end-glue-point="10" svg:d="M9217 14231l-1516-1272" svg:viewBox="0 0 1517 1273">
          <text:p/>
        </draw:connector>
        <draw:connector draw:style-name="gr23" draw:text-style-name="P3" draw:layer="layout" draw:type="line" svg:x1="7.04cm" svg:y1="13.232cm" svg:x2="4.108cm" svg:y2="15.777cm" draw:start-shape="id28" draw:start-glue-point="7" draw:end-shape="id26" draw:end-glue-point="11" svg:d="M7040 13232l-2932 2545" svg:viewBox="0 0 2933 2546">
          <text:p/>
        </draw:connector>
        <draw:frame draw:style-name="gr17" draw:text-style-name="P5" draw:layer="layout" svg:width="1.194cm" svg:height="0.806cm" svg:x="5.409cm" svg:y="14.263cm">
          <draw:text-box>
            <text:p text:style-name="P4"><text:span text:style-name="T2">1</text:span></text:p>
          </draw:text-box>
        </draw:frame>
        <draw:connector draw:style-name="gr23" draw:text-style-name="P3" draw:layer="layout" draw:type="line" svg:x1="3.56cm" svg:y1="15.777cm" svg:x2="2.115cm" svg:y2="14.505cm" draw:start-shape="id26" draw:start-glue-point="5" draw:end-shape="id25" draw:end-glue-point="10" svg:d="M3560 15777l-1445-1272" svg:viewBox="0 0 1446 1273">
          <text:p/>
        </draw:connector>
        <draw:frame draw:style-name="gr17" draw:text-style-name="P5" draw:layer="layout" svg:width="1.194cm" svg:height="0.806cm" svg:x="2.409cm" svg:y="14.363cm">
          <draw:text-box>
            <text:p text:style-name="P4"><text:span text:style-name="T2">1</text:span></text:p>
          </draw:text-box>
        </draw:frame>
        <draw:custom-shape draw:style-name="gr1" draw:text-style-name="P2" xml:id="id31" draw:id="id31" draw:layer="layout" svg:width="0.773cm" svg:height="0.773cm" svg:x="11.542cm" svg:y="14.118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773cm" svg:height="0.773cm" svg:x="13.647cm" svg:y="12.5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774cm" svg:height="0.774cm" svg:x="13.647cm" svg:y="15.66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0.774cm" svg:height="0.773cm" svg:x="17.127cm" svg:y="12.57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5" draw:id="id35" draw:layer="layout" svg:width="0.775cm" svg:height="0.774cm" svg:x="17.127cm" svg:y="15.66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6" draw:id="id36" draw:layer="layout" svg:width="0.755cm" svg:height="0.774cm" svg:x="19.307cm" svg:y="14.118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2.202cm" svg:y1="14.231cm" svg:x2="13.647cm" svg:y2="12.957cm" draw:start-shape="id31" draw:start-glue-point="11" draw:end-shape="id32" draw:end-glue-point="6" svg:d="M12202 14231l1445-1274" svg:viewBox="0 0 1446 1275">
          <text:p/>
        </draw:connector>
        <draw:connector draw:style-name="gr7" draw:text-style-name="P3" draw:layer="layout" draw:type="line" svg:x1="12.202cm" svg:y1="14.778cm" svg:x2="13.647cm" svg:y2="16.051cm" draw:start-shape="id31" draw:start-glue-point="9" draw:end-shape="id33" draw:end-glue-point="6" svg:d="M12202 14778l1445 1273" svg:viewBox="0 0 1446 1274">
          <text:p/>
        </draw:connector>
        <draw:connector draw:style-name="gr7" draw:text-style-name="P3" draw:layer="layout" draw:type="line" svg:x1="14.034cm" svg:y1="15.664cm" svg:x2="14.034cm" svg:y2="13.343cm" draw:start-shape="id33" draw:start-glue-point="4" draw:end-shape="id32" draw:end-glue-point="8" svg:d="M14034 15664v-2321" svg:viewBox="0 0 1 2322">
          <text:p/>
        </draw:connector>
        <draw:connector draw:style-name="gr14" draw:text-style-name="P3" draw:layer="layout" draw:type="line" svg:x1="14.42cm" svg:y1="12.957cm" svg:x2="17.127cm" svg:y2="12.959cm" draw:start-shape="id32" draw:start-glue-point="10" draw:end-shape="id34" draw:end-glue-point="6" svg:d="M14420 12957l2707 2" svg:viewBox="0 0 2708 3">
          <text:p/>
        </draw:connector>
        <draw:connector draw:style-name="gr7" draw:text-style-name="P3" draw:layer="layout" draw:type="line" svg:x1="14.308cm" svg:y1="15.777cm" svg:x2="17.24cm" svg:y2="13.232cm" draw:start-shape="id33" draw:start-glue-point="11" draw:end-shape="id34" draw:end-glue-point="7" svg:d="M14308 15777l2932-2545" svg:viewBox="0 0 2933 2546">
          <text:p/>
        </draw:connector>
        <draw:connector draw:style-name="gr7" draw:text-style-name="P3" draw:layer="layout" draw:type="line" svg:x1="17.514cm" svg:y1="13.345cm" svg:x2="17.515cm" svg:y2="15.665cm" draw:start-shape="id34" draw:start-glue-point="8" draw:end-shape="id35" draw:end-glue-point="4" svg:d="M17514 13345l1 2320" svg:viewBox="0 0 2 2321">
          <text:p/>
        </draw:connector>
        <draw:connector draw:style-name="gr7" draw:text-style-name="P3" draw:layer="layout" draw:type="line" svg:x1="14.421cm" svg:y1="16.051cm" svg:x2="17.127cm" svg:y2="16.052cm" draw:start-shape="id33" draw:start-glue-point="10" draw:end-shape="id35" draw:end-glue-point="6" svg:d="M14421 16051l2706 1" svg:viewBox="0 0 2707 2">
          <text:p/>
        </draw:connector>
        <draw:connector draw:style-name="gr7" draw:text-style-name="P3" draw:layer="layout" draw:type="line" svg:x1="17.902cm" svg:y1="16.052cm" svg:x2="19.417cm" svg:y2="14.779cm" draw:start-shape="id35" draw:start-glue-point="10" draw:end-shape="id36" draw:end-glue-point="7" svg:d="M17902 16052l1515-1273" svg:viewBox="0 0 1516 1274">
          <text:p/>
        </draw:connector>
        <draw:connector draw:style-name="gr14" draw:text-style-name="P3" draw:layer="layout" draw:type="line" svg:x1="17.901cm" svg:y1="12.959cm" svg:x2="19.417cm" svg:y2="14.231cm" draw:start-shape="id34" draw:start-glue-point="10" draw:end-shape="id36" draw:end-glue-point="5" svg:d="M17901 12959l1516 1272" svg:viewBox="0 0 1517 1273">
          <text:p/>
        </draw:connector>
        <draw:frame draw:style-name="gr15" draw:text-style-name="P5" draw:layer="layout" svg:width="1.541cm" svg:height="0.806cm" svg:x="18.383cm" svg:y="15.374cm">
          <draw:text-box>
            <text:p text:style-name="P4"><text:span text:style-name="T2">7/15</text:span></text:p>
          </draw:text-box>
        </draw:frame>
        <draw:frame draw:style-name="gr24" draw:text-style-name="P5" draw:layer="layout" svg:width="1.983cm" svg:height="0.806cm" svg:x="18.321cm" svg:y="12.868cm">
          <draw:text-box>
            <text:p text:style-name="P4"><text:span text:style-name="T2">12/12</text:span></text:p>
          </draw:text-box>
        </draw:frame>
        <draw:frame draw:style-name="gr17" draw:text-style-name="P5" draw:layer="layout" svg:width="1.194cm" svg:height="0.806cm" svg:x="15.809cm" svg:y="14.163cm">
          <draw:text-box>
            <text:p text:style-name="P4"><text:span text:style-name="T2">1/3</text:span></text:p>
          </draw:text-box>
        </draw:frame>
        <draw:frame draw:style-name="gr18" draw:text-style-name="P5" draw:layer="layout" svg:width="1.738cm" svg:height="0.806cm" svg:x="15.011cm" svg:y="12.208cm">
          <draw:text-box>
            <text:p text:style-name="P4"><text:span text:style-name="T2">11/15</text:span></text:p>
          </draw:text-box>
        </draw:frame>
        <draw:frame draw:style-name="gr19" draw:text-style-name="P5" draw:layer="layout" svg:width="1.899cm" svg:height="0.806cm" svg:x="11.288cm" svg:y="13.094cm">
          <draw:text-box>
            <text:p text:style-name="P4"><text:span text:style-name="T2">11/11</text:span></text:p>
          </draw:text-box>
        </draw:frame>
        <draw:frame draw:style-name="gr20" draw:text-style-name="P5" draw:layer="layout" svg:width="1.752cm" svg:height="0.819cm" svg:x="11.796cm" svg:y="15.228cm">
          <draw:text-box>
            <text:p text:style-name="P4"><text:span text:style-name="T2">8/14</text:span></text:p>
          </draw:text-box>
        </draw:frame>
        <draw:frame draw:style-name="gr21" draw:text-style-name="P5" draw:layer="layout" svg:width="1.397cm" svg:height="0.806cm" svg:x="13.066cm" svg:y="14.2cm">
          <draw:text-box>
            <text:p text:style-name="P4"><text:span text:style-name="T2">0/3</text:span></text:p>
          </draw:text-box>
        </draw:frame>
        <draw:frame draw:style-name="gr22" draw:text-style-name="P5" draw:layer="layout" svg:width="1.295cm" svg:height="0.806cm" svg:x="15.2cm" svg:y="15.989cm">
          <draw:text-box>
            <text:p text:style-name="P4"><text:span text:style-name="T2">7/7</text:span></text:p>
          </draw:text-box>
        </draw:frame>
        <draw:frame draw:style-name="gr17" draw:text-style-name="P5" draw:layer="layout" svg:width="1.194cm" svg:height="0.806cm" svg:x="17.333cm" svg:y="14.269cm">
          <draw:text-box>
            <text:p text:style-name="P4"><text:span text:style-name="T2">0/2</text:span></text:p>
          </draw:text-box>
        </draw:frame>
        <draw:custom-shape draw:style-name="gr1" draw:text-style-name="P2" xml:id="id37" draw:id="id37" draw:layer="layout" svg:width="0.773cm" svg:height="0.773cm" svg:x="1.342cm" svg:y="19.21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773cm" svg:height="0.773cm" svg:x="3.447cm" svg:y="17.67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774cm" svg:height="0.774cm" svg:x="3.447cm" svg:y="20.76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0" draw:id="id40" draw:layer="layout" svg:width="0.774cm" svg:height="0.773cm" svg:x="6.927cm" svg:y="17.67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1" draw:id="id41" draw:layer="layout" svg:width="0.775cm" svg:height="0.774cm" svg:x="6.927cm" svg:y="20.76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2" draw:id="id42" draw:layer="layout" svg:width="0.755cm" svg:height="0.774cm" svg:x="9.107cm" svg:y="19.21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2.002cm" svg:y1="19.879cm" svg:x2="3.447cm" svg:y2="21.152cm" draw:start-shape="id37" draw:start-glue-point="9" draw:end-shape="id38" draw:end-glue-point="6" svg:d="M2002 19879l1445 1273" svg:viewBox="0 0 1446 1274">
          <text:p/>
        </draw:connector>
        <draw:connector draw:style-name="gr7" draw:text-style-name="P3" draw:layer="layout" draw:type="line" svg:x1="3.834cm" svg:y1="20.765cm" svg:x2="3.834cm" svg:y2="18.444cm" draw:start-shape="id38" draw:start-glue-point="4" draw:end-shape="id39" draw:end-glue-point="8" svg:d="M3834 20765v-2321" svg:viewBox="0 0 1 2322">
          <text:p/>
        </draw:connector>
        <draw:connector draw:style-name="gr14" draw:text-style-name="P3" draw:layer="layout" draw:type="line" svg:x1="4.107cm" svg:y1="17.784cm" svg:x2="7.04cm" svg:y2="17.786cm" draw:start-shape="id39" draw:start-glue-point="11" draw:end-shape="id40" draw:end-glue-point="5" svg:d="M4107 17784l2933 2" svg:viewBox="0 0 2934 3">
          <text:p/>
        </draw:connector>
        <draw:connector draw:style-name="gr6" draw:text-style-name="P3" draw:layer="layout" draw:type="line" svg:x1="3.834cm" svg:y1="20.765cm" svg:x2="6.927cm" svg:y2="18.06cm" draw:start-shape="id38" draw:start-glue-point="4" draw:end-shape="id40" draw:end-glue-point="6" svg:d="M3834 20765l3093-2705" svg:viewBox="0 0 3094 2706">
          <text:p/>
        </draw:connector>
        <draw:connector draw:style-name="gr6" draw:text-style-name="P3" draw:layer="layout" draw:type="line" svg:x1="7.314cm" svg:y1="18.446cm" svg:x2="7.315cm" svg:y2="20.766cm" draw:start-shape="id40" draw:start-glue-point="8" draw:end-shape="id41" draw:end-glue-point="4" svg:d="M7314 18446l1 2320" svg:viewBox="0 0 2 2321">
          <text:p/>
        </draw:connector>
        <draw:connector draw:style-name="gr6" draw:text-style-name="P3" draw:layer="layout" draw:type="line" svg:x1="7.702cm" svg:y1="21.153cm" svg:x2="9.485cm" svg:y2="19.993cm" draw:start-shape="id41" draw:start-glue-point="10" draw:end-shape="id42" draw:end-glue-point="8" svg:d="M7702 21153l1783-1160" svg:viewBox="0 0 1784 1161">
          <text:p/>
        </draw:connector>
        <draw:frame draw:style-name="gr15" draw:text-style-name="P5" draw:layer="layout" svg:width="1.541cm" svg:height="0.806cm" svg:x="8.183cm" svg:y="20.475cm">
          <draw:text-box>
            <text:p text:style-name="P4"><text:span text:style-name="T2">8</text:span></text:p>
          </draw:text-box>
        </draw:frame>
        <draw:frame draw:style-name="gr16" draw:text-style-name="P5" draw:layer="layout" svg:width="1.73cm" svg:height="0.806cm" svg:x="8.121cm" svg:y="17.969cm">
          <draw:text-box>
            <text:p text:style-name="P4"><text:span text:style-name="T2">12</text:span></text:p>
          </draw:text-box>
        </draw:frame>
        <draw:frame draw:style-name="gr17" draw:text-style-name="P5" draw:layer="layout" svg:width="1.194cm" svg:height="0.806cm" svg:x="4.509cm" svg:y="19.064cm">
          <draw:text-box>
            <text:p text:style-name="P4"><text:span text:style-name="T2">2</text:span></text:p>
          </draw:text-box>
        </draw:frame>
        <draw:frame draw:style-name="gr18" draw:text-style-name="P5" draw:layer="layout" svg:width="1.738cm" svg:height="0.806cm" svg:x="4.811cm" svg:y="17.109cm">
          <draw:text-box>
            <text:p text:style-name="P4"><text:span text:style-name="T2">4</text:span></text:p>
          </draw:text-box>
        </draw:frame>
        <draw:frame draw:style-name="gr19" draw:text-style-name="P5" draw:layer="layout" svg:width="1.899cm" svg:height="0.806cm" svg:x="1.888cm" svg:y="18.195cm">
          <draw:text-box>
            <text:p text:style-name="P4"><text:span text:style-name="T2">11</text:span></text:p>
          </draw:text-box>
        </draw:frame>
        <draw:frame draw:style-name="gr20" draw:text-style-name="P5" draw:layer="layout" svg:width="1.752cm" svg:height="0.819cm" svg:x="2.042cm" svg:y="20.301cm">
          <draw:text-box>
            <text:p text:style-name="P4"><text:span text:style-name="T2">6</text:span></text:p>
          </draw:text-box>
        </draw:frame>
        <draw:frame draw:style-name="gr21" draw:text-style-name="P5" draw:layer="layout" svg:width="1.397cm" svg:height="0.806cm" svg:x="3.159cm" svg:y="19.176cm">
          <draw:text-box>
            <text:p text:style-name="P4"><text:span text:style-name="T2">3</text:span></text:p>
          </draw:text-box>
        </draw:frame>
        <draw:frame draw:style-name="gr22" draw:text-style-name="P5" draw:layer="layout" svg:width="1.295cm" svg:height="0.806cm" svg:x="5cm" svg:y="21.09cm">
          <draw:text-box>
            <text:p text:style-name="P4"><text:span text:style-name="T2">7</text:span></text:p>
          </draw:text-box>
        </draw:frame>
        <draw:frame draw:style-name="gr17" draw:text-style-name="P5" draw:layer="layout" svg:width="1.194cm" svg:height="0.806cm" svg:x="7.133cm" svg:y="19.37cm">
          <draw:text-box>
            <text:p text:style-name="P4"><text:span text:style-name="T2">2</text:span></text:p>
          </draw:text-box>
        </draw:frame>
        <draw:connector draw:style-name="gr23" draw:text-style-name="P3" draw:layer="layout" draw:type="line" svg:x1="3.447cm" svg:y1="18.058cm" svg:x2="2.002cm" svg:y2="19.332cm" draw:start-shape="id39" draw:start-glue-point="6" draw:end-shape="id37" draw:end-glue-point="11" svg:d="M3447 18058l-1445 1274" svg:viewBox="0 0 1446 1275">
          <text:p/>
        </draw:connector>
        <draw:connector draw:style-name="gr23" draw:text-style-name="P3" draw:layer="layout" draw:type="line" svg:x1="6.927cm" svg:y1="18.06cm" svg:x2="4.22cm" svg:y2="18.058cm" draw:start-shape="id40" draw:start-glue-point="6" draw:end-shape="id39" draw:end-glue-point="10" svg:d="M6927 18060l-2707-2" svg:viewBox="0 0 2708 3">
          <text:p/>
        </draw:connector>
        <draw:frame draw:style-name="gr11" draw:text-style-name="P5" draw:layer="layout" svg:width="1.158cm" svg:height="0.919cm" svg:x="4.81cm" svg:y="17.906cm">
          <draw:text-box>
            <text:p text:style-name="P4"><text:span text:style-name="T2">11</text:span></text:p>
          </draw:text-box>
        </draw:frame>
        <draw:connector draw:style-name="gr23" draw:text-style-name="P3" draw:layer="layout" draw:type="line" svg:x1="9.217cm" svg:y1="19.332cm" svg:x2="7.701cm" svg:y2="18.06cm" draw:start-shape="id42" draw:start-glue-point="5" draw:end-shape="id40" draw:end-glue-point="10" svg:d="M9217 19332l-1516-1272" svg:viewBox="0 0 1517 1273">
          <text:p/>
        </draw:connector>
        <draw:connector draw:style-name="gr23" draw:text-style-name="P3" draw:layer="layout" draw:type="line" svg:x1="7.04cm" svg:y1="18.333cm" svg:x2="4.108cm" svg:y2="20.878cm" draw:start-shape="id40" draw:start-glue-point="7" draw:end-shape="id38" draw:end-glue-point="11" svg:d="M7040 18333l-2932 2545" svg:viewBox="0 0 2933 2546">
          <text:p/>
        </draw:connector>
        <draw:frame draw:style-name="gr17" draw:text-style-name="P5" draw:layer="layout" svg:width="1.194cm" svg:height="0.806cm" svg:x="5.409cm" svg:y="19.364cm">
          <draw:text-box>
            <text:p text:style-name="P4"><text:span text:style-name="T2">1</text:span></text:p>
          </draw:text-box>
        </draw:frame>
        <draw:connector draw:style-name="gr23" draw:text-style-name="P3" draw:layer="layout" draw:type="line" svg:x1="3.56cm" svg:y1="20.878cm" svg:x2="2.115cm" svg:y2="19.606cm" draw:start-shape="id38" draw:start-glue-point="5" draw:end-shape="id37" draw:end-glue-point="10" svg:d="M3560 20878l-1445-1272" svg:viewBox="0 0 1446 1273">
          <text:p/>
        </draw:connector>
        <draw:frame draw:style-name="gr17" draw:text-style-name="P5" draw:layer="layout" svg:width="1.194cm" svg:height="0.806cm" svg:x="2.409cm" svg:y="19.464cm">
          <draw:text-box>
            <text:p text:style-name="P4"><text:span text:style-name="T2">8</text:span></text:p>
          </draw:text-box>
        </draw:frame>
        <draw:connector draw:style-name="gr23" draw:text-style-name="P3" draw:layer="layout" draw:type="line" svg:x1="6.927cm" svg:y1="21.153cm" svg:x2="4.221cm" svg:y2="21.152cm" draw:start-shape="id41" draw:start-glue-point="6" draw:end-shape="id38" draw:end-glue-point="10" svg:d="M6927 21153l-2706-1" svg:viewBox="0 0 2707 2">
          <text:p/>
        </draw:connector>
        <draw:connector draw:style-name="gr23" draw:text-style-name="P3" draw:layer="layout" draw:type="line" svg:x1="9.217cm" svg:y1="19.88cm" svg:x2="7.589cm" svg:y2="20.879cm" draw:start-shape="id42" draw:start-glue-point="7" draw:end-shape="id41" draw:end-glue-point="11" svg:d="M9217 19880l-1628 999" svg:viewBox="0 0 1629 1000">
          <text:p/>
        </draw:connector>
        <draw:frame draw:style-name="gr22" draw:text-style-name="P5" draw:layer="layout" svg:width="1.295cm" svg:height="0.806cm" svg:x="8.101cm" svg:y="19.59cm">
          <draw:text-box>
            <text:p text:style-name="P4"><text:span text:style-name="T2">7</text:span></text:p>
          </draw:text-box>
        </draw:frame>
        <draw:custom-shape draw:style-name="gr1" draw:text-style-name="P2" xml:id="id43" draw:id="id43" draw:layer="layout" svg:width="0.773cm" svg:height="0.773cm" svg:x="11.542cm" svg:y="19.219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773cm" svg:height="0.773cm" svg:x="13.647cm" svg:y="17.67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774cm" svg:height="0.774cm" svg:x="13.647cm" svg:y="20.76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6" draw:id="id46" draw:layer="layout" svg:width="0.774cm" svg:height="0.773cm" svg:x="17.127cm" svg:y="17.67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775cm" svg:height="0.774cm" svg:x="17.127cm" svg:y="20.76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8" draw:id="id48" draw:layer="layout" svg:width="0.755cm" svg:height="0.774cm" svg:x="19.307cm" svg:y="19.219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2.202cm" svg:y1="19.332cm" svg:x2="13.647cm" svg:y2="18.058cm" draw:start-shape="id43" draw:start-glue-point="11" draw:end-shape="id44" draw:end-glue-point="6" svg:d="M12202 19332l1445-1274" svg:viewBox="0 0 1446 1275">
          <text:p/>
        </draw:connector>
        <draw:connector draw:style-name="gr7" draw:text-style-name="P3" draw:layer="layout" draw:type="line" svg:x1="12.202cm" svg:y1="19.879cm" svg:x2="13.647cm" svg:y2="21.152cm" draw:start-shape="id43" draw:start-glue-point="9" draw:end-shape="id45" draw:end-glue-point="6" svg:d="M12202 19879l1445 1273" svg:viewBox="0 0 1446 1274">
          <text:p/>
        </draw:connector>
        <draw:connector draw:style-name="gr7" draw:text-style-name="P3" draw:layer="layout" draw:type="line" svg:x1="14.034cm" svg:y1="20.765cm" svg:x2="14.034cm" svg:y2="18.444cm" draw:start-shape="id45" draw:start-glue-point="4" draw:end-shape="id44" draw:end-glue-point="8" svg:d="M14034 20765v-2321" svg:viewBox="0 0 1 2322">
          <text:p/>
        </draw:connector>
        <draw:connector draw:style-name="gr14" draw:text-style-name="P3" draw:layer="layout" draw:type="line" svg:x1="14.42cm" svg:y1="18.058cm" svg:x2="17.127cm" svg:y2="18.06cm" draw:start-shape="id44" draw:start-glue-point="10" draw:end-shape="id46" draw:end-glue-point="6" svg:d="M14420 18058l2707 2" svg:viewBox="0 0 2708 3">
          <text:p/>
        </draw:connector>
        <draw:connector draw:style-name="gr7" draw:text-style-name="P3" draw:layer="layout" draw:type="line" svg:x1="14.308cm" svg:y1="20.878cm" svg:x2="17.24cm" svg:y2="18.333cm" draw:start-shape="id45" draw:start-glue-point="11" draw:end-shape="id46" draw:end-glue-point="7" svg:d="M14308 20878l2932-2545" svg:viewBox="0 0 2933 2546">
          <text:p/>
        </draw:connector>
        <draw:connector draw:style-name="gr7" draw:text-style-name="P3" draw:layer="layout" draw:type="line" svg:x1="17.514cm" svg:y1="18.446cm" svg:x2="17.515cm" svg:y2="20.766cm" draw:start-shape="id46" draw:start-glue-point="8" draw:end-shape="id47" draw:end-glue-point="4" svg:d="M17514 18446l1 2320" svg:viewBox="0 0 2 2321">
          <text:p/>
        </draw:connector>
        <draw:connector draw:style-name="gr7" draw:text-style-name="P3" draw:layer="layout" draw:type="line" svg:x1="14.421cm" svg:y1="21.152cm" svg:x2="17.127cm" svg:y2="21.153cm" draw:start-shape="id45" draw:start-glue-point="10" draw:end-shape="id47" draw:end-glue-point="6" svg:d="M14421 21152l2706 1" svg:viewBox="0 0 2707 2">
          <text:p/>
        </draw:connector>
        <draw:connector draw:style-name="gr7" draw:text-style-name="P3" draw:layer="layout" draw:type="line" svg:x1="17.902cm" svg:y1="21.153cm" svg:x2="19.417cm" svg:y2="19.88cm" draw:start-shape="id47" draw:start-glue-point="10" draw:end-shape="id48" draw:end-glue-point="7" svg:d="M17902 21153l1515-1273" svg:viewBox="0 0 1516 1274">
          <text:p/>
        </draw:connector>
        <draw:connector draw:style-name="gr14" draw:text-style-name="P3" draw:layer="layout" draw:type="line" svg:x1="17.901cm" svg:y1="18.06cm" svg:x2="19.417cm" svg:y2="19.332cm" draw:start-shape="id46" draw:start-glue-point="10" draw:end-shape="id48" draw:end-glue-point="5" svg:d="M17901 18060l1516 1272" svg:viewBox="0 0 1517 1273">
          <text:p/>
        </draw:connector>
        <draw:frame draw:style-name="gr15" draw:text-style-name="P5" draw:layer="layout" svg:width="1.541cm" svg:height="0.806cm" svg:x="18.383cm" svg:y="20.475cm">
          <draw:text-box>
            <text:p text:style-name="P4"><text:span text:style-name="T2">9/15</text:span></text:p>
          </draw:text-box>
        </draw:frame>
        <draw:frame draw:style-name="gr24" draw:text-style-name="P5" draw:layer="layout" svg:width="1.983cm" svg:height="0.806cm" svg:x="18.321cm" svg:y="17.969cm">
          <draw:text-box>
            <text:p text:style-name="P4"><text:span text:style-name="T2">12/12</text:span></text:p>
          </draw:text-box>
        </draw:frame>
        <draw:frame draw:style-name="gr17" draw:text-style-name="P5" draw:layer="layout" svg:width="1.194cm" svg:height="0.806cm" svg:x="15.809cm" svg:y="19.264cm">
          <draw:text-box>
            <text:p text:style-name="P4"><text:span text:style-name="T2">3/3</text:span></text:p>
          </draw:text-box>
        </draw:frame>
        <draw:frame draw:style-name="gr18" draw:text-style-name="P5" draw:layer="layout" svg:width="1.738cm" svg:height="0.806cm" svg:x="15.011cm" svg:y="17.309cm">
          <draw:text-box>
            <text:p text:style-name="P4"><text:span text:style-name="T2">11/15</text:span></text:p>
          </draw:text-box>
        </draw:frame>
        <draw:frame draw:style-name="gr19" draw:text-style-name="P5" draw:layer="layout" svg:width="1.899cm" svg:height="0.806cm" svg:x="11.288cm" svg:y="18.195cm">
          <draw:text-box>
            <text:p text:style-name="P4"><text:span text:style-name="T2">11/11</text:span></text:p>
          </draw:text-box>
        </draw:frame>
        <draw:frame draw:style-name="gr20" draw:text-style-name="P5" draw:layer="layout" svg:width="1.752cm" svg:height="0.819cm" svg:x="11.496cm" svg:y="20.329cm">
          <draw:text-box>
            <text:p text:style-name="P4"><text:span text:style-name="T2">10/14</text:span></text:p>
          </draw:text-box>
        </draw:frame>
        <draw:frame draw:style-name="gr21" draw:text-style-name="P5" draw:layer="layout" svg:width="1.397cm" svg:height="0.806cm" svg:x="13.066cm" svg:y="19.301cm">
          <draw:text-box>
            <text:p text:style-name="P4"><text:span text:style-name="T2">0/3</text:span></text:p>
          </draw:text-box>
        </draw:frame>
        <draw:frame draw:style-name="gr22" draw:text-style-name="P5" draw:layer="layout" svg:width="1.295cm" svg:height="0.806cm" svg:x="15.2cm" svg:y="21.09cm">
          <draw:text-box>
            <text:p text:style-name="P4"><text:span text:style-name="T2">7/7</text:span></text:p>
          </draw:text-box>
        </draw:frame>
        <draw:frame draw:style-name="gr17" draw:text-style-name="P5" draw:layer="layout" svg:width="1.194cm" svg:height="0.806cm" svg:x="17.333cm" svg:y="19.37cm">
          <draw:text-box>
            <text:p text:style-name="P4"><text:span text:style-name="T2">2/2</text:span></text:p>
          </draw:text-box>
        </draw:frame>
        <draw:custom-shape draw:style-name="gr1" draw:text-style-name="P2" xml:id="id49" draw:id="id49" draw:layer="layout" svg:width="0.773cm" svg:height="0.773cm" svg:x="1.342cm" svg:y="24.3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773cm" svg:height="0.773cm" svg:x="3.447cm" svg:y="22.77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0" draw:id="id50" draw:layer="layout" svg:width="0.774cm" svg:height="0.774cm" svg:x="3.447cm" svg:y="25.86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2" draw:id="id52" draw:layer="layout" svg:width="0.774cm" svg:height="0.773cm" svg:x="6.927cm" svg:y="22.77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775cm" svg:height="0.774cm" svg:x="6.927cm" svg:y="25.86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4" draw:id="id54" draw:layer="layout" svg:width="0.755cm" svg:height="0.774cm" svg:x="9.107cm" svg:y="24.32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line" svg:x1="2.002cm" svg:y1="24.98cm" svg:x2="3.447cm" svg:y2="26.253cm" draw:start-shape="id49" draw:start-glue-point="9" draw:end-shape="id50" draw:end-glue-point="6" svg:d="M2002 24980l1445 1273" svg:viewBox="0 0 1446 1274">
          <text:p/>
        </draw:connector>
        <draw:connector draw:style-name="gr7" draw:text-style-name="P3" draw:layer="layout" draw:type="line" svg:x1="3.834cm" svg:y1="25.866cm" svg:x2="3.834cm" svg:y2="23.545cm" draw:start-shape="id50" draw:start-glue-point="4" draw:end-shape="id51" draw:end-glue-point="8" svg:d="M3834 25866v-2321" svg:viewBox="0 0 1 2322">
          <text:p/>
        </draw:connector>
        <draw:connector draw:style-name="gr14" draw:text-style-name="P3" draw:layer="layout" draw:type="line" svg:x1="4.107cm" svg:y1="22.885cm" svg:x2="7.04cm" svg:y2="22.887cm" draw:start-shape="id51" draw:start-glue-point="11" draw:end-shape="id52" draw:end-glue-point="5" svg:d="M4107 22885l2933 2" svg:viewBox="0 0 2934 3">
          <text:p/>
        </draw:connector>
        <draw:connector draw:style-name="gr14" draw:text-style-name="P3" draw:layer="layout" draw:type="line" svg:x1="7.702cm" svg:y1="26.254cm" svg:x2="9.485cm" svg:y2="25.094cm" draw:start-shape="id53" draw:start-glue-point="10" draw:end-shape="id54" draw:end-glue-point="8" svg:d="M7702 26254l1783-1160" svg:viewBox="0 0 1784 1161">
          <text:p/>
        </draw:connector>
        <draw:frame draw:style-name="gr15" draw:text-style-name="P5" draw:layer="layout" svg:width="1.541cm" svg:height="0.806cm" svg:x="8.183cm" svg:y="25.576cm">
          <draw:text-box>
            <text:p text:style-name="P4"><text:span text:style-name="T2">6</text:span></text:p>
          </draw:text-box>
        </draw:frame>
        <draw:frame draw:style-name="gr16" draw:text-style-name="P5" draw:layer="layout" svg:width="1.73cm" svg:height="0.806cm" svg:x="8.621cm" svg:y="23.47cm">
          <draw:text-box>
            <text:p text:style-name="P4"><text:span text:style-name="T2">12</text:span></text:p>
          </draw:text-box>
        </draw:frame>
        <draw:frame draw:style-name="gr18" draw:text-style-name="P5" draw:layer="layout" svg:width="1.738cm" svg:height="0.806cm" svg:x="4.811cm" svg:y="22.21cm">
          <draw:text-box>
            <text:p text:style-name="P4"><text:span text:style-name="T2">4</text:span></text:p>
          </draw:text-box>
        </draw:frame>
        <draw:frame draw:style-name="gr19" draw:text-style-name="P5" draw:layer="layout" svg:width="1.899cm" svg:height="0.806cm" svg:x="1.888cm" svg:y="23.296cm">
          <draw:text-box>
            <text:p text:style-name="P4"><text:span text:style-name="T2">11</text:span></text:p>
          </draw:text-box>
        </draw:frame>
        <draw:frame draw:style-name="gr20" draw:text-style-name="P5" draw:layer="layout" svg:width="1.752cm" svg:height="0.819cm" svg:x="2.042cm" svg:y="25.402cm">
          <draw:text-box>
            <text:p text:style-name="P4"><text:span text:style-name="T2">4</text:span></text:p>
          </draw:text-box>
        </draw:frame>
        <draw:frame draw:style-name="gr21" draw:text-style-name="P5" draw:layer="layout" svg:width="1.397cm" svg:height="0.806cm" svg:x="3.159cm" svg:y="24.277cm">
          <draw:text-box>
            <text:p text:style-name="P4"><text:span text:style-name="T2">3</text:span></text:p>
          </draw:text-box>
        </draw:frame>
        <draw:frame draw:style-name="gr22" draw:text-style-name="P5" draw:layer="layout" svg:width="1.295cm" svg:height="0.806cm" svg:x="5cm" svg:y="25.591cm">
          <draw:text-box>
            <text:p text:style-name="P4"><text:span text:style-name="T2">7</text:span></text:p>
          </draw:text-box>
        </draw:frame>
        <draw:frame draw:style-name="gr17" draw:text-style-name="P5" draw:layer="layout" svg:width="1.194cm" svg:height="0.806cm" svg:x="7.133cm" svg:y="24.671cm">
          <draw:text-box>
            <text:p text:style-name="P4"><text:span text:style-name="T2">2</text:span></text:p>
          </draw:text-box>
        </draw:frame>
        <draw:connector draw:style-name="gr23" draw:text-style-name="P3" draw:layer="layout" draw:type="line" svg:x1="3.447cm" svg:y1="23.159cm" svg:x2="2.002cm" svg:y2="24.433cm" draw:start-shape="id51" draw:start-glue-point="6" draw:end-shape="id49" draw:end-glue-point="11" svg:d="M3447 23159l-1445 1274" svg:viewBox="0 0 1446 1275">
          <text:p/>
        </draw:connector>
        <draw:connector draw:style-name="gr23" draw:text-style-name="P3" draw:layer="layout" draw:type="line" svg:x1="6.927cm" svg:y1="23.161cm" svg:x2="4.22cm" svg:y2="23.159cm" draw:start-shape="id52" draw:start-glue-point="6" draw:end-shape="id51" draw:end-glue-point="10" svg:d="M6927 23161l-2707-2" svg:viewBox="0 0 2708 3">
          <text:p/>
        </draw:connector>
        <draw:frame draw:style-name="gr11" draw:text-style-name="P5" draw:layer="layout" svg:width="1.158cm" svg:height="0.919cm" svg:x="4.81cm" svg:y="23.007cm">
          <draw:text-box>
            <text:p text:style-name="P4"><text:span text:style-name="T2">11</text:span></text:p>
          </draw:text-box>
        </draw:frame>
        <draw:connector draw:style-name="gr23" draw:text-style-name="P3" draw:layer="layout" draw:type="line" svg:x1="9.217cm" svg:y1="24.433cm" svg:x2="7.701cm" svg:y2="23.161cm" draw:start-shape="id54" draw:start-glue-point="5" draw:end-shape="id52" draw:end-glue-point="10" svg:d="M9217 24433l-1516-1272" svg:viewBox="0 0 1517 1273">
          <text:p/>
        </draw:connector>
        <draw:connector draw:style-name="gr23" draw:text-style-name="P3" draw:layer="layout" draw:type="line" svg:x1="7.04cm" svg:y1="23.434cm" svg:x2="4.108cm" svg:y2="25.979cm" draw:start-shape="id52" draw:start-glue-point="7" draw:end-shape="id50" draw:end-glue-point="11" svg:d="M7040 23434l-2932 2545" svg:viewBox="0 0 2933 2546">
          <text:p/>
        </draw:connector>
        <draw:frame draw:style-name="gr17" draw:text-style-name="P5" draw:layer="layout" svg:width="1.194cm" svg:height="0.806cm" svg:x="4.909cm" svg:y="24.165cm">
          <draw:text-box>
            <text:p text:style-name="P4"><text:span text:style-name="T2">3</text:span></text:p>
          </draw:text-box>
        </draw:frame>
        <draw:connector draw:style-name="gr23" draw:text-style-name="P3" draw:layer="layout" draw:type="line" svg:x1="3.56cm" svg:y1="25.979cm" svg:x2="2.115cm" svg:y2="24.707cm" draw:start-shape="id50" draw:start-glue-point="5" draw:end-shape="id49" draw:end-glue-point="10" svg:d="M3560 25979l-1445-1272" svg:viewBox="0 0 1446 1273">
          <text:p/>
        </draw:connector>
        <draw:frame draw:style-name="gr17" draw:text-style-name="P5" draw:layer="layout" svg:width="1.194cm" svg:height="0.806cm" svg:x="2.409cm" svg:y="24.565cm">
          <draw:text-box>
            <text:p text:style-name="P4"><text:span text:style-name="T2">10</text:span></text:p>
          </draw:text-box>
        </draw:frame>
        <draw:connector draw:style-name="gr23" draw:text-style-name="P3" draw:layer="layout" draw:type="line" svg:x1="6.927cm" svg:y1="26.254cm" svg:x2="4.221cm" svg:y2="26.253cm" draw:start-shape="id53" draw:start-glue-point="6" draw:end-shape="id50" draw:end-glue-point="10" svg:d="M6927 26254l-2706-1" svg:viewBox="0 0 2707 2">
          <text:p/>
        </draw:connector>
        <draw:connector draw:style-name="gr23" draw:text-style-name="P3" draw:layer="layout" draw:type="line" svg:x1="9.217cm" svg:y1="24.981cm" svg:x2="7.589cm" svg:y2="25.98cm" draw:start-shape="id54" draw:start-glue-point="7" draw:end-shape="id53" draw:end-glue-point="11" svg:d="M9217 24981l-1628 999" svg:viewBox="0 0 1629 1000">
          <text:p/>
        </draw:connector>
        <draw:frame draw:style-name="gr22" draw:text-style-name="P5" draw:layer="layout" svg:width="1.295cm" svg:height="0.806cm" svg:x="8.101cm" svg:y="24.691cm">
          <draw:text-box>
            <text:p text:style-name="P4"><text:span text:style-name="T2">9</text:span></text:p>
          </draw:text-box>
        </draw:frame>
        <draw:connector draw:style-name="gr23" draw:text-style-name="P3" draw:layer="layout" draw:type="line" svg:x1="7.315cm" svg:y1="25.867cm" svg:x2="7.314cm" svg:y2="23.547cm" draw:start-shape="id53" draw:start-glue-point="4" draw:end-shape="id52" draw:end-glue-point="8" svg:d="M7315 25867l-1-2320" svg:viewBox="0 0 2 2321">
          <text:p/>
        </draw:connector>
        <draw:line draw:style-name="gr27" draw:text-style-name="P3" draw:layer="layout" svg:x1="15.345cm" svg:y1="26.781cm" svg:x2="18.647cm" svg:y2="22.844cm">
          <text:p/>
        </draw:line>
        <draw:custom-shape draw:style-name="gr1" draw:text-style-name="P2" xml:id="id55" draw:id="id55" draw:layer="layout" svg:width="0.773cm" svg:height="0.773cm" svg:x="11.542cm" svg:y="24.1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773cm" svg:height="0.773cm" svg:x="13.647cm" svg:y="22.57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7" draw:id="id57" draw:layer="layout" svg:width="0.774cm" svg:height="0.774cm" svg:x="13.647cm" svg:y="25.666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8" draw:id="id58" draw:layer="layout" svg:width="0.774cm" svg:height="0.773cm" svg:x="17.127cm" svg:y="22.57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9" draw:id="id59" draw:layer="layout" svg:width="0.775cm" svg:height="0.774cm" svg:x="17.127cm" svg:y="25.667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0" draw:id="id60" draw:layer="layout" svg:width="0.755cm" svg:height="0.774cm" svg:x="19.307cm" svg:y="24.12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2.202cm" svg:y1="24.233cm" svg:x2="13.647cm" svg:y2="22.959cm" draw:start-shape="id55" draw:start-glue-point="11" draw:end-shape="id56" draw:end-glue-point="6" svg:d="M12202 24233l1445-1274" svg:viewBox="0 0 1446 1275">
          <text:p/>
        </draw:connector>
        <draw:connector draw:style-name="gr7" draw:text-style-name="P3" draw:layer="layout" draw:type="line" svg:x1="12.202cm" svg:y1="24.78cm" svg:x2="13.647cm" svg:y2="26.053cm" draw:start-shape="id55" draw:start-glue-point="9" draw:end-shape="id57" draw:end-glue-point="6" svg:d="M12202 24780l1445 1273" svg:viewBox="0 0 1446 1274">
          <text:p/>
        </draw:connector>
        <draw:connector draw:style-name="gr7" draw:text-style-name="P3" draw:layer="layout" draw:type="line" svg:x1="14.034cm" svg:y1="25.666cm" svg:x2="14.034cm" svg:y2="23.345cm" draw:start-shape="id57" draw:start-glue-point="4" draw:end-shape="id56" draw:end-glue-point="8" svg:d="M14034 25666v-2321" svg:viewBox="0 0 1 2322">
          <text:p/>
        </draw:connector>
        <draw:connector draw:style-name="gr14" draw:text-style-name="P3" draw:layer="layout" draw:type="line" svg:x1="14.42cm" svg:y1="22.959cm" svg:x2="17.127cm" svg:y2="22.961cm" draw:start-shape="id56" draw:start-glue-point="10" draw:end-shape="id58" draw:end-glue-point="6" svg:d="M14420 22959l2707 2" svg:viewBox="0 0 2708 3">
          <text:p/>
        </draw:connector>
        <draw:connector draw:style-name="gr7" draw:text-style-name="P3" draw:layer="layout" draw:type="line" svg:x1="14.308cm" svg:y1="25.779cm" svg:x2="17.24cm" svg:y2="23.234cm" draw:start-shape="id57" draw:start-glue-point="11" draw:end-shape="id58" draw:end-glue-point="7" svg:d="M14308 25779l2932-2545" svg:viewBox="0 0 2933 2546">
          <text:p/>
        </draw:connector>
        <draw:connector draw:style-name="gr7" draw:text-style-name="P3" draw:layer="layout" draw:type="line" svg:x1="17.514cm" svg:y1="23.347cm" svg:x2="17.515cm" svg:y2="25.667cm" draw:start-shape="id58" draw:start-glue-point="8" draw:end-shape="id59" draw:end-glue-point="4" svg:d="M17514 23347l1 2320" svg:viewBox="0 0 2 2321">
          <text:p/>
        </draw:connector>
        <draw:connector draw:style-name="gr7" draw:text-style-name="P3" draw:layer="layout" draw:type="line" svg:x1="14.421cm" svg:y1="26.053cm" svg:x2="17.127cm" svg:y2="26.054cm" draw:start-shape="id57" draw:start-glue-point="10" draw:end-shape="id59" draw:end-glue-point="6" svg:d="M14421 26053l2706 1" svg:viewBox="0 0 2707 2">
          <text:p/>
        </draw:connector>
        <draw:connector draw:style-name="gr7" draw:text-style-name="P3" draw:layer="layout" draw:type="line" svg:x1="17.902cm" svg:y1="26.054cm" svg:x2="19.417cm" svg:y2="24.781cm" draw:start-shape="id59" draw:start-glue-point="10" draw:end-shape="id60" draw:end-glue-point="7" svg:d="M17902 26054l1515-1273" svg:viewBox="0 0 1516 1274">
          <text:p/>
        </draw:connector>
        <draw:connector draw:style-name="gr14" draw:text-style-name="P3" draw:layer="layout" draw:type="line" svg:x1="17.901cm" svg:y1="22.961cm" svg:x2="19.417cm" svg:y2="24.233cm" draw:start-shape="id58" draw:start-glue-point="10" draw:end-shape="id60" draw:end-glue-point="5" svg:d="M17901 22961l1516 1272" svg:viewBox="0 0 1517 1273">
          <text:p/>
        </draw:connector>
        <draw:frame draw:style-name="gr15" draw:text-style-name="P5" draw:layer="layout" svg:width="1.541cm" svg:height="0.806cm" svg:x="18.383cm" svg:y="25.376cm">
          <draw:text-box>
            <text:p text:style-name="P4"><text:span text:style-name="T2">9/15</text:span></text:p>
          </draw:text-box>
        </draw:frame>
        <draw:frame draw:style-name="gr24" draw:text-style-name="P5" draw:layer="layout" svg:width="1.983cm" svg:height="0.806cm" svg:x="18.521cm" svg:y="23.07cm">
          <draw:text-box>
            <text:p text:style-name="P4"><text:span text:style-name="T2">12/12</text:span></text:p>
          </draw:text-box>
        </draw:frame>
        <draw:frame draw:style-name="gr17" draw:text-style-name="P5" draw:layer="layout" svg:width="1.194cm" svg:height="0.806cm" svg:x="15.809cm" svg:y="24.165cm">
          <draw:text-box>
            <text:p text:style-name="P4"><text:span text:style-name="T2">3/3</text:span></text:p>
          </draw:text-box>
        </draw:frame>
        <draw:frame draw:style-name="gr18" draw:text-style-name="P5" draw:layer="layout" svg:width="1.738cm" svg:height="0.806cm" svg:x="15.011cm" svg:y="22.21cm">
          <draw:text-box>
            <text:p text:style-name="P4"><text:span text:style-name="T2">11/15</text:span></text:p>
          </draw:text-box>
        </draw:frame>
        <draw:frame draw:style-name="gr19" draw:text-style-name="P5" draw:layer="layout" svg:width="1.899cm" svg:height="0.806cm" svg:x="11.288cm" svg:y="23.096cm">
          <draw:text-box>
            <text:p text:style-name="P4"><text:span text:style-name="T2">11/11</text:span></text:p>
          </draw:text-box>
        </draw:frame>
        <draw:frame draw:style-name="gr20" draw:text-style-name="P5" draw:layer="layout" svg:width="1.752cm" svg:height="0.819cm" svg:x="11.496cm" svg:y="25.23cm">
          <draw:text-box>
            <text:p text:style-name="P4"><text:span text:style-name="T2">10/14</text:span></text:p>
          </draw:text-box>
        </draw:frame>
        <draw:frame draw:style-name="gr21" draw:text-style-name="P5" draw:layer="layout" svg:width="1.397cm" svg:height="0.806cm" svg:x="13.066cm" svg:y="24.202cm">
          <draw:text-box>
            <text:p text:style-name="P4"><text:span text:style-name="T2">0/3</text:span></text:p>
          </draw:text-box>
        </draw:frame>
        <draw:frame draw:style-name="gr22" draw:text-style-name="P5" draw:layer="layout" svg:width="1.295cm" svg:height="0.806cm" svg:x="15.8cm" svg:y="25.991cm">
          <draw:text-box>
            <text:p text:style-name="P4"><text:span text:style-name="T2">7/7</text:span></text:p>
          </draw:text-box>
        </draw:frame>
        <draw:frame draw:style-name="gr17" draw:text-style-name="P5" draw:layer="layout" svg:width="1.194cm" svg:height="0.806cm" svg:x="17.333cm" svg:y="24.271cm">
          <draw:text-box>
            <text:p text:style-name="P4"><text:span text:style-name="T2">2/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20:16:16.012000000</meta:creation-date>
    <dc:date>2021-12-16T00:31:23.501000000</dc:date>
    <meta:editing-duration>PT35M2S</meta:editing-duration>
    <meta:editing-cycles>5</meta:editing-cycles>
    <meta:generator>LibreOffice/6.3.2.2$Windows_X86_64 LibreOffice_project/98b30e735bda24bc04ab42594c85f7fd8be07b9c</meta:generator>
    <meta:document-statistic meta:object-count="265"/>
  </office:meta>
</office:document-meta>
</file>